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affe 中有众多的网络层，最新版本的代码已经涵盖了很多种类型的网络层，然而，有时候由于各种原因，其给定的网络层不能满足我们的要求，这时候就要对其更改，以使其满足自己的需求，感谢作者开源代码以及众多的代码维护者。</text:p>
      <text:p text:style-name="Text_20_body">由于Caffe 中的网络层都是直接或者间接地给予Layer 基类，所以，在我们需要添加新的类型时，就需要选择好自己的基类，以使我们能够更好的利用基类已有的一些方法。我们新建的类可以基于 <text:line-break/>1. 直接继承于Layer <text:line-break/>2. 继承于DataLayer <text:line-break/>3. 继承于NeuronLayer <text:line-break/>4. 继承于LossLayer <text:line-break/>5. 或者如果是直接想改进某个层的代码，可以直接继承该类，并做相对应的修改即可。</text:p>
      <text:h text:style-name="Heading_20_3" text:outline-level="3"><text:bookmark text:name="具体步骤"/>具体步骤：</text:h>
      <text:p text:style-name="Text_20_body">第一步， 添加头文件.h ,可以自己新建一个头文件，或者追加到一个已有的头文件后面，比如include/DataLayer.hpp 等, 在里面定义一些类变量等。</text:p>
      <text:p text:style-name="Text_20_body">第二步，添加实现文件，创建类的实现函数，放在src/XXX.cpp 中，如果有cuda实现，则需要添加相对应的.cu文件实现，主要需要写LayerSetup ，reshape ，forward ，backup 函数。</text:p>
      <text:p text:style-name="Text_20_body">第三步， 注册类，到src/caffe/layer_factory.cpp 中添加对应的类，在其中加入</text:p>
      <text:p text:style-name="P1"><text:span text:style-name="Source_20_Text">REGISTER_LAYER_CLASS(MYLAYER, MyLayer);</text:span>1</text:p>
      <text:p text:style-name="Text_20_body">第四步，在src/caffe/proto/caffe.proto 文件中，添加对应的类以及类参数。 <text:line-break/>在enum LayerType {}中添加一行</text:p>
      <text:p text:style-name="Preformatted_20_Text"><text:span text:style-name="Source_20_Text">enum LayerType {</text:span></text:p>
      <text:p text:style-name="Preformatted_20_Text"><text:span text:style-name="Source_20_Text">MYLAYER = ID </text:span></text:p>
      <text:p text:style-name="Preformatted_20_Text"><text:span text:style-name="Source_20_Text">}</text:span></text:p>
      <text:p text:style-name="P1"><text:span text:style-name="Source_20_Text">//其中MYLAYER 是新添加的类名，ID是类编号，注意不能更之前的重复。</text:span>1234</text:p>
      <text:p text:style-name="Text_20_body">再添加类参数</text:p>
      <text:p text:style-name="Preformatted_20_Text"><text:span text:style-name="Source_20_Text">optional MylayerParameter mylayer_param = ID2;</text:span></text:p>
      <text:p text:style-name="P1"><text:span text:style-name="Source_20_Text">//其中MylayerParameter 是网络层参数，ID2 是ID</text:span>12</text:p>
      <text:p text:style-name="Text_20_body">最后定义类参数</text:p>
      <text:p text:style-name="Preformatted_20_Text"><text:span text:style-name="Source_20_Text">message MylayerParameter {</text:span></text:p>
      <text:p text:style-name="Preformatted_20_Text"><text:span text:style-name="Source_20_Text"><text:s text:c="2"/>optional uint32 myparam1 = 1; </text:span></text:p>
      <text:p text:style-name="Preformatted_20_Text"><text:span text:style-name="Source_20_Text"><text:s text:c="2"/>optional bool myparam2 = 2 [default = true]; </text:span></text:p>
      <text:p text:style-name="P1"><text:span text:style-name="Source_20_Text">}</text:span>1234</text:p>
      <text:p text:style-name="Text_20_body">第五步，写测试文件，这个是可选的，不过为了合并到github中，需要测试通过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23:05.103803580</meta:creation-date>
    <dc:date>2016-07-29T23:31:27.787010320</dc:date>
    <meta:editing-duration>PT6H53M12S</meta:editing-duration>
    <meta:editing-cycles>1</meta:editing-cycles>
    <meta:document-statistic meta:table-count="0" meta:image-count="0" meta:object-count="0" meta:page-count="1" meta:paragraph-count="21" meta:word-count="543" meta:character-count="985" meta:non-whitespace-character-count="919"/>
    <meta:generator>LibreOffice/4.2.8.2$Linux_X86_64 LibreOffice_project/420m0$Build-2</meta:generator>
  </office:meta>
</office:document-meta>
</file>